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in" fo:margin-right="0in" fo:text-indent="0in" style:auto-text-indent="false" fo:break-before="auto" fo:break-after="auto" style:writing-mode="lr-tb"/>
    </style:style>
    <style:style style:name="P3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4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6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7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8" style:family="paragraph" style:parent-style-name="Standard" style:list-style-name="LS6">
      <style:paragraph-properties fo:margin-top="0in" fo:margin-bottom="0in" fo:break-before="auto" fo:break-after="auto" style:writing-mode="lr-tb"/>
    </style:style>
    <style:style style:name="P9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11" style:family="paragraph" style:parent-style-name="Standard" style:list-style-name="LS9">
      <style:paragraph-properties fo:margin-top="0in" fo:margin-bottom="0in" fo:break-before="auto" fo:break-after="auto" style:writing-mode="lr-tb"/>
    </style:style>
    <style:style style:name="P12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13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14" style:family="paragraph" style:parent-style-name="Standard" style:list-style-name="LS12">
      <style:paragraph-properties fo:margin-top="0in" fo:margin-bottom="0in" fo:break-before="auto" fo:break-after="auto" style:writing-mode="lr-tb"/>
    </style:style>
    <style:style style:name="P15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16" style:family="paragraph" style:parent-style-name="Standard" style:list-style-name="LS14">
      <style:paragraph-properties fo:margin-top="0in" fo:margin-bottom="0in" fo:break-before="auto" fo:break-after="auto" style:writing-mode="lr-tb"/>
    </style:style>
    <style:style style:name="P17" style:family="paragraph" style:parent-style-name="Standard" style:list-style-name="LS15">
      <style:paragraph-properties fo:margin-top="0in" fo:margin-bottom="0in" fo:break-before="auto" fo:break-after="auto" style:writing-mode="lr-tb"/>
    </style:style>
    <style:style style:name="P18" style:family="paragraph" style:parent-style-name="Standard" style:list-style-name="LS16">
      <style:paragraph-properties fo:margin-top="0in" fo:margin-bottom="0in" fo:break-before="auto" fo:break-after="auto" style:writing-mode="lr-tb"/>
    </style:style>
    <style:style style:name="P19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20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21" style:family="paragraph" style:parent-style-name="Standard" style:list-style-name="LS19">
      <style:paragraph-properties fo:margin-top="0in" fo:margin-bottom="0in" fo:break-before="auto" fo:break-after="auto" style:writing-mode="lr-tb"/>
    </style:style>
    <style:style style:name="P22" style:family="paragraph" style:parent-style-name="Standard" style:list-style-name="LS20">
      <style:paragraph-properties fo:margin-top="0in" fo:margin-bottom="0in" fo:break-before="auto" fo:break-after="auto" style:writing-mode="lr-tb"/>
    </style:style>
    <style:style style:name="P23" style:family="paragraph" style:parent-style-name="Standard" style:list-style-name="LS21">
      <style:paragraph-properties fo:margin-top="0in" fo:margin-bottom="0in" fo:break-before="auto" fo:break-after="auto" style:writing-mode="lr-tb"/>
    </style:style>
    <style:style style:name="P24" style:family="paragraph" style:parent-style-name="Standard" style:list-style-name="LS22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S23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24">
      <style:paragraph-properties fo:margin-top="0in" fo:margin-bottom="0in" fo:break-before="auto" fo:break-after="auto" style:writing-mode="lr-tb"/>
    </style:style>
    <style:style style:name="P27" style:family="paragraph" style:parent-style-name="Standard" style:list-style-name="LS25">
      <style:paragraph-properties fo:margin-top="0in" fo:margin-bottom="0in" fo:break-before="auto" fo:break-after="auto" style:writing-mode="lr-tb"/>
    </style:style>
    <style:style style:name="P28" style:family="paragraph" style:parent-style-name="Standard" style:list-style-name="LS26">
      <style:paragraph-properties fo:margin-top="0in" fo:margin-bottom="0in" fo:break-before="auto" fo:break-after="auto" style:writing-mode="lr-tb"/>
    </style:style>
    <style:style style:name="P29" style:family="paragraph" style:parent-style-name="Standard" style:list-style-name="LS27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S28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S29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S30">
      <style:paragraph-properties fo:margin-top="0in" fo:margin-bottom="0in" fo:break-before="auto" fo:break-after="auto" style:writing-mode="lr-tb"/>
    </style:style>
    <style:style style:name="P33" style:family="paragraph" style:parent-style-name="Title" style:master-page-name="Standard">
      <style:paragraph-properties style:page-number="auto" fo:break-before="auto" fo:break-after="auto" style:writing-mode="lr-tb"/>
    </style:style>
    <style:style style:name="P34" style:family="paragraph" style:parent-style-name="Heading_20_1">
      <style:paragraph-properties fo:break-before="auto" fo:break-after="auto" style:writing-mode="lr-tb"/>
    </style:style>
    <style:style style:name="P35" style:family="paragraph" style:parent-style-name="Heading_20_1">
      <style:paragraph-properties fo:margin-top="0.3335in" fo:margin-bottom="0.0835in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h.jbxqilc55bqi"/>Fedora RPG: 2D RPGs</text:p>
      <text:p text:style-name="P1">In the sections below, list the best parts of your game-playing experience. <text:span text:style-name="T1">Write</text:span><text:span text:style-name="T1"> </text:span><text:span text:style-name="T1">information</text:span><text:span text:style-name="T1"> </text:span><text:span text:style-name="T1">about</text:span><text:span text:style-name="T1"> </text:span><text:span text:style-name="T1">mechanics</text:span><text:span text:style-name="T1"> </text:span><text:span text:style-name="T1">without</text:span><text:span text:style-name="T1"> </text:span><text:span text:style-name="T1">being</text:span><text:span text:style-name="T1"> </text:span><text:span text:style-name="T1">specific</text:span><text:span text:style-name="T1"> </text:span><text:span text:style-name="T1">to</text:span><text:span text:style-name="T1"> </text:span><text:span text:style-name="T1">the</text:span><text:span text:style-name="T1"> </text:span><text:span text:style-name="T1">game</text:span><text:span text:style-name="T1">.</text:span> Ask what makes each game a game. Think about the tools the player must use to reach the goal(s). For science!</text:p>
      <text:p text:style-name="P1"/>
      <text:p text:style-name="P1"><text:span text:style-name="T2">We</text:span><text:span text:style-name="T2"> </text:span><text:span text:style-name="T2">also</text:span><text:span text:style-name="T2"> </text:span><text:span text:style-name="T2">included</text:span><text:span text:style-name="T2"> </text:span><text:span text:style-name="T2">some</text:span><text:span text:style-name="T2"> 3</text:span><text:span text:style-name="T2">D</text:span><text:span text:style-name="T2"> </text:span><text:span text:style-name="T2">games</text:span><text:span text:style-name="T2"> </text:span><text:span text:style-name="T2">that</text:span><text:span text:style-name="T2"> </text:span><text:span text:style-name="T2">have</text:span><text:span text:style-name="T2"> </text:span><text:span text:style-name="T2">popular</text:span><text:span text:style-name="T2"> </text:span><text:span text:style-name="T2">mechanics</text:span><text:span text:style-name="T2">.</text:span></text:p>
      <text:h text:style-name="P34" text:outline-level="10"><text:bookmark text:name="h.ks2peevroacv"/>NetHack (oddshocks)</text:h>
      <text:list xml:id="list467761361" text:style-name="LS1">
        <text:list-item>
          <text:p text:style-name="P3">Player given goal at start of game, remains the main goal for the entire game</text:p>
          <text:list>
            <text:list-item>
              <text:p text:style-name="P3">Goal: Retrieve heavily guarded artifact</text:p>
            </text:list-item>
          </text:list>
        </text:list-item>
        <text:list-item>
          <text:p text:style-name="P3">Player improves character with training and loot in order to advance to deeper levels</text:p>
        </text:list-item>
        <text:list-item>
          <text:p text:style-name="P3">Player struggles with varying obstacles which require different solutions</text:p>
        </text:list-item>
        <text:list-item>
          <text:p text:style-name="P3">Player is given only his goal; the game is not explained in any way and the player must discover its rules (through death)</text:p>
        </text:list-item>
      </text:list>
      <text:h text:style-name="P34" text:outline-level="10"><text:bookmark text:name="h.2skmn9uzymd5"/>Kingdom of Loathing (oddshocks)</text:h>
      <text:list xml:id="list1395729163" text:style-name="LS2">
        <text:list-item>
          <text:p text:style-name="P4">Player is given main goal, but side-quests and other opportunities are abundant, and the game is free-roam</text:p>
        </text:list-item>
        <text:list-item>
          <text:p text:style-name="P4">Player improves character through adventures, which yield character improvement and items which can be used to further improve the character</text:p>
        </text:list-item>
        <text:list-item>
          <text:p text:style-name="P4">Player selects a location to adventure in, which randomly gives the player a combat or non-combat adventure</text:p>
          <text:list>
            <text:list-item>
              <text:p text:style-name="P4">Combat involves turn-based fighting based on attacking, special powers, use of combat items, and running away</text:p>
            </text:list-item>
            <text:list-item>
              <text:p text:style-name="P4">Non-combat adventures could give the player rewards, penalties, advance a plotline, or a choice which leads to one of these</text:p>
            </text:list-item>
          </text:list>
        </text:list-item>
      </text:list>
      <text:p text:style-name="P1"/>
      <text:h text:style-name="P34" text:outline-level="10"><text:bookmark text:name="h.b9d7lq2x50lg"/>Chrono Trigger (AJ)</text:h>
      <text:list xml:id="list40258523" text:style-name="LS3">
        <text:list-item>
          <text:p text:style-name="P5">Player controls 3 characters, each with a separate timer, when timer is filled, character can perform an action</text:p>
        </text:list-item>
        <text:list-item>
          <text:p text:style-name="P5">Player loses the game when all character health reaches 0</text:p>
        </text:list-item>
        <text:list-item>
          <text:p text:style-name="P5">Player is given his goal by the game, which changes often</text:p>
        </text:list-item>
        <text:list-item>
          <text:p text:style-name="P5">Character has 3 types of attacks: Physical, Tech, Magic</text:p>
          <text:list>
            <text:list-item>
              <text:p text:style-name="P5">Physical:Basic attack, character uses weapon</text:p>
            </text:list-item>
            <text:list-item>
              <text:p text:style-name="P5"><text:soft-page-break/>Tech: Character uses a special ability, can be combined with up to 2 other character Techs/Magic</text:p>
            </text:list-item>
            <text:list-item>
              <text:p text:style-name="P5">Magic: Powerful elemental attacks, follow a Rock, Paper, Scissors pattern</text:p>
            </text:list-item>
          </text:list>
        </text:list-item>
        <text:list-item>
          <text:p text:style-name="P5">Storyline splits to have multiple endings based on character’s choices in the game</text:p>
        </text:list-item>
      </text:list>
      <text:h text:style-name="P34" text:outline-level="10"><text:bookmark text:name="h.yf3hhh3tq9al"/>Pokemon (oddshocks)</text:h>
      <text:list xml:id="list2024931225" text:style-name="LS4">
        <text:list-item>
          <text:p text:style-name="P6">Player given two separate goals at start of game</text:p>
          <text:list>
            <text:list-item>
              <text:p text:style-name="P6">Immediate goal: Complete varying series of challenges</text:p>
            </text:list-item>
            <text:list-item>
              <text:p text:style-name="P6">Long-term goal: Collect all types of “power-ups”/”tools” (the creatures)</text:p>
            </text:list-item>
            <text:list-item>
              <text:p text:style-name="P6">Included endgame: Exploration, challenges, contests, more power</text:p>
            </text:list-item>
          </text:list>
        </text:list-item>
        <text:list-item>
          <text:p text:style-name="P6">“Distributed” RPG -- player advances collected creatures rather than himself</text:p>
        </text:list-item>
        <text:list-item>
          <text:p text:style-name="P6">Improve creatures through combat</text:p>
          <text:list>
            <text:list-item>
              <text:p text:style-name="P6">Unlock new abilities through improvement</text:p>
            </text:list-item>
            <text:list-item>
              <text:p text:style-name="P6">Only can know 4 abilities per creature at a time</text:p>
            </text:list-item>
          </text:list>
        </text:list-item>
        <text:list-item>
          <text:p text:style-name="P6">Elements of attacks and are resistant and weak to other elements</text:p>
        </text:list-item>
      </text:list>
      <text:list xml:id="list1489295237" text:style-name="LS5">
        <text:list-item>
          <text:p text:style-name="P7">Real-time exploration, turn-based combat</text:p>
        </text:list-item>
      </text:list>
      <text:h text:style-name="P34" text:outline-level="10"><text:bookmark text:name="h.e0in47889mqf"/>Final Fantasy 10 (AJ)</text:h>
      <text:list xml:id="list1833174616" text:style-name="LS6">
        <text:list-item>
          <text:p text:style-name="P8">Sphere Grid system for leveling characters</text:p>
          <text:list>
            <text:list-item>
              <text:p text:style-name="P8">characters gain Action Points (AP) in victorious battle along with different sphere types</text:p>
            </text:list-item>
            <text:list-item>
              <text:p text:style-name="P8">AP and spheres are used to move around the grid and unlock new abilities, stat increases, respectively</text:p>
            </text:list-item>
            <text:list-item>
              <text:p text:style-name="P8">Sphere Grid lets players map out character abilities and uses in battle as opposed to having them laid out by the game</text:p>
            </text:list-item>
          </text:list>
        </text:list-item>
        <text:list-item>
          <text:p text:style-name="P8">Conditional Turn Based Battle System</text:p>
          <text:list>
            <text:list-item>
              <text:p text:style-name="P8">more complicated form of turn based battle systems</text:p>
            </text:list-item>
            <text:list-item>
              <text:p text:style-name="P8">characters with higher speed take more turns than slower players, making this system not have an order of turns</text:p>
            </text:list-item>
            <text:list-item>
              <text:p text:style-name="P8">Unlike a Active Time Battle System, when a character turn begins that the player controls, all time stops and the player can take their time choosing their character’s actions</text:p>
            </text:list-item>
          </text:list>
        </text:list-item>
        <text:list-item>
          <text:p text:style-name="P8">Field Map</text:p>
          <text:list>
            <text:list-item>
              <text:p text:style-name="P8">Unlike most FF games, which have an overworld map that character traverse through, getting into random battles with enemies, FF10 has all locations connected in a single path, making for a more linear experience</text:p>
            </text:list-item>
          </text:list>
        </text:list-item>
        <text:list-item>
          <text:p text:style-name="P8">Overdrive</text:p>
          <text:list>
            <text:list-item>
              <text:p text:style-name="P8">Each character has a bar that is increased by damage taken and status effects given to the player’s character.</text:p>
            </text:list-item>
            <text:list-item>
              <text:p text:style-name="P8">Once the bar is full, the character can perform special attacks and abilities that usually have a button combination as combos in fighting games do.</text:p>
            </text:list-item>
          </text:list>
        </text:list-item>
        <text:list-item>
          <text:p text:style-name="P8">Summons</text:p>
          <text:list>
            <text:list-item>
              <text:p text:style-name="P8"><text:soft-page-break/>Summons are creatures that a character (only one) can bring into a battle to fight for the player</text:p>
            </text:list-item>
            <text:list-item>
              <text:p text:style-name="P8">Summons take the place of the party and fight for them until they or the enemies are defeated</text:p>
            </text:list-item>
            <text:list-item>
              <text:p text:style-name="P8">Summons have all the same abilities and stats as characters (spped, overdrive, health, etc)</text:p>
            </text:list-item>
            <text:list-item>
              <text:p text:style-name="P8">Summons cannot summon other Summons</text:p>
            </text:list-item>
          </text:list>
        </text:list-item>
        <text:list-item>
          <text:p text:style-name="P8">Weapon/Armor Customization</text:p>
          <text:list>
            <text:list-item>
              <text:p text:style-name="P8">ability slots in weapons and armor can be filled with items to increase various stats or incur a certain damage to enemies</text:p>
            </text:list-item>
          </text:list>
        </text:list-item>
        <text:list-item>
          <text:p text:style-name="P8">Learning a Language</text:p>
          <text:list>
            <text:list-item>
              <text:p text:style-name="P8">Throughout the game, the player is bombarded with characters that do not speak his/her language</text:p>
            </text:list-item>
            <text:list-item>
              <text:p text:style-name="P8">The only way to understand them is to find books scattered throughout the game to unlock parts of the language</text:p>
            </text:list-item>
          </text:list>
        </text:list-item>
      </text:list>
      <text:h text:style-name="P34" text:outline-level="10"><text:bookmark text:name="h.69swsf7o68ak"/>Final Fantasy 1 (Piper)</text:h>
      <text:list xml:id="list1500367987" text:style-name="LS7">
        <text:list-item>
          <text:p text:style-name="P9">World</text:p>
          <text:list>
            <text:list-item>
              <text:p text:style-name="P9">Top down 2D movement</text:p>
            </text:list-item>
            <text:list-item>
              <text:p text:style-name="P9">Player quests from town to town defeating monsters and trying to save the world</text:p>
            </text:list-item>
            <text:list-item>
              <text:p text:style-name="P9">Player controls a party of 4 different characters</text:p>
            </text:list-item>
          </text:list>
          <text:list>
            <text:list-item text:style-override="LS8">
              <text:p text:style-name="P10">Each character is a different class</text:p>
              <text:list text:style-name="LS8">
                <text:list-item>
                  <text:p text:style-name="P10">As the game progresses, each character changes class</text:p>
                  <text:list>
                    <text:list-item>
                      <text:p text:style-name="P10">Some new classes gain abilities that weren’t available before</text:p>
                    </text:list-item>
                  </text:list>
                </text:list-item>
              </text:list>
            </text:list-item>
          </text:list>
        </text:list-item>
      </text:list>
      <text:list xml:id="list1934850048" text:style-name="LS9">
        <text:list-item>
          <text:p text:style-name="P11">Four basic game modes</text:p>
          <text:list>
            <text:list-item>
              <text:p text:style-name="P11">Overworld map</text:p>
              <text:list>
                <text:list-item>
                  <text:p text:style-name="P11">Used to direct character to specific locations throughout the game</text:p>
                </text:list-item>
                <text:list-item>
                  <text:p text:style-name="P11">Random enemy encounters exist in this mode</text:p>
                </text:list-item>
              </text:list>
            </text:list-item>
            <text:list-item>
              <text:p text:style-name="P11">Town and dungeon maps</text:p>
              <text:list>
                <text:list-item>
                  <text:p text:style-name="P11">Dungeons contain rare items that cannot be purchased at stores</text:p>
                </text:list-item>
              </text:list>
            </text:list-item>
            <text:list-item>
              <text:p text:style-name="P11">Battle Screen</text:p>
              <text:list>
                <text:list-item>
                  <text:p text:style-name="P11">See Combat</text:p>
                </text:list-item>
              </text:list>
            </text:list-item>
            <text:list-item>
              <text:p text:style-name="P11">Menu screens</text:p>
              <text:list>
                <text:list-item>
                  <text:p text:style-name="P11">Allows player to keep track of experience points and levels</text:p>
                </text:list-item>
                <text:list-item>
                  <text:p text:style-name="P11">Allows player to equip different items to different members of the party</text:p>
                </text:list-item>
              </text:list>
            </text:list-item>
          </text:list>
        </text:list-item>
        <text:list-item>
          <text:p text:style-name="P11">Combat</text:p>
          <text:list>
            <text:list-item>
              <text:p text:style-name="P11">As opposed to previous 1st Person views, FF shows party members on the right side of the screen and enemies on the left side</text:p>
              <text:list>
                <text:list-item>
                  <text:p text:style-name="P11">Characters level up and get stronger</text:p>
                </text:list-item>
                <text:list-item>
                  <text:p text:style-name="P11">Player can either Fight, Use Item, Magic, Drink, or Run</text:p>
                  <text:list>
                    <text:list-item>
                      <text:p text:style-name="P11">Earn experience for defeating monsters</text:p>
                    </text:list-item>
                    <text:list-item>
                      <text:p text:style-name="P11">Earn Gold for defeating monsters</text:p>
                    </text:list-item>
                  </text:list>
                </text:list-item>
              </text:list>
              <text:list>
                <text:list-item text:style-override="LS8">
                  <text:p text:style-name="P10">Battles end with all monsters die, flee, or all party members die</text:p>
                  <text:list text:style-name="LS8">
                    <text:list-item>
                      <text:p text:style-name="P10"><text:soft-page-break/>If all party members die, then it’s Game Over</text:p>
                    </text:list-item>
                  </text:list>
                </text:list-item>
                <text:list-item text:style-override="LS8">
                  <text:p text:style-name="P10">Magic is divided into two representations</text:p>
                  <text:list text:style-name="LS8">
                    <text:list-item>
                      <text:p text:style-name="P10">White magic is used for defense and healing</text:p>
                    </text:list-item>
                    <text:list-item>
                      <text:p text:style-name="P10">Black magic is powerful and used to harm enemies</text:p>
                    </text:list-item>
                    <text:list-item>
                      <text:p text:style-name="P10">Class and class level determine how much magic that characters can use, and what kind of magic they can use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P34" text:outline-level="10"><text:bookmark text:name="h.9ehoegvz709a"/>Super Mario RPG (Piper)</text:h>
      <text:list xml:id="list203246749" text:style-name="LS10">
        <text:list-item>
          <text:p text:style-name="P12">World</text:p>
          <text:list>
            <text:list-item>
              <text:p text:style-name="P12">Adventuring around an overworld is one of the sections of the game</text:p>
            </text:list-item>
            <text:list-item>
              <text:p text:style-name="P12">Character travels around world trying to recover star pieces</text:p>
            </text:list-item>
          </text:list>
        </text:list-item>
      </text:list>
      <text:list xml:id="list1106965046" text:style-name="LS11">
        <text:list-item>
          <text:p text:style-name="P13">Combat</text:p>
          <text:list>
            <text:list-item>
              <text:p text:style-name="P13">Turn-based monster battles</text:p>
            </text:list-item>
            <text:list-item>
              <text:p text:style-name="P13">Battle ensues only if Mario comes in contact with enemy</text:p>
            </text:list-item>
            <text:list-item>
              <text:p text:style-name="P13">Gains a party of 5 characters throughout the journey</text:p>
              <text:list>
                <text:list-item>
                  <text:p text:style-name="P13">Each character has unique attacks and abilities</text:p>
                  <text:list>
                    <text:list-item>
                      <text:p text:style-name="P13">Some characters are geared towards healing</text:p>
                    </text:list-item>
                    <text:list-item>
                      <text:p text:style-name="P13">Others have high physical attack</text:p>
                    </text:list-item>
                  </text:list>
                </text:list-item>
                <text:list-item>
                  <text:p text:style-name="P13">Only 3 characters can be used in battle at any given time</text:p>
                </text:list-item>
              </text:list>
            </text:list-item>
            <text:list-item>
              <text:p text:style-name="P13">Action command system</text:p>
              <text:list>
                <text:list-item>
                  <text:p text:style-name="P13">Timed button press boosts a certain attack</text:p>
                </text:list-item>
                <text:list-item>
                  <text:p text:style-name="P13">One of the most innovative features of the game</text:p>
                </text:list-item>
              </text:list>
            </text:list-item>
          </text:list>
        </text:list-item>
      </text:list>
      <text:h text:style-name="P34" text:outline-level="10"><text:bookmark text:name="h.7vmvx2ld4ait"/>Legend of Zelda: Ocarina of Time (Piper)</text:h>
      <text:list xml:id="list1511181578" text:style-name="LS12">
        <text:list-item>
          <text:p text:style-name="P14">World</text:p>
          <text:list>
            <text:list-item>
              <text:p text:style-name="P14">Large open world</text:p>
            </text:list-item>
            <text:list-item>
              <text:p text:style-name="P14">Day Night cycle</text:p>
            </text:list-item>
            <text:list-item>
              <text:p text:style-name="P14">Link travels around Hyrule searching for the pieces of the tri-force and battling enemies</text:p>
            </text:list-item>
            <text:list-item>
              <text:p text:style-name="P14">World divided into different regions</text:p>
              <text:list>
                <text:list-item>
                  <text:p text:style-name="P14">Each region has different towns, people, side quests, etc.</text:p>
                </text:list-item>
              </text:list>
            </text:list-item>
            <text:list-item>
              <text:p text:style-name="P14">Collect rupees to serve as a form of currency throughout the game</text:p>
              <text:list>
                <text:list-item>
                  <text:p text:style-name="P14">Can use rupees to buy items </text:p>
                </text:list-item>
                <text:list-item>
                  <text:p text:style-name="P14">Sometimes used to complete side quests</text:p>
                </text:list-item>
              </text:list>
            </text:list-item>
            <text:list-item>
              <text:p text:style-name="P14">4 pieces of heart completes a heart container which adds to the maximum health of Link</text:p>
            </text:list-item>
          </text:list>
        </text:list-item>
        <text:list-item>
          <text:p text:style-name="P14">Combat</text:p>
          <text:list>
            <text:list-item>
              <text:p text:style-name="P14">Real-Time</text:p>
            </text:list-item>
            <text:list-item>
              <text:p text:style-name="P14">Enemies exist throughout the world</text:p>
            </text:list-item>
            <text:list-item>
              <text:p text:style-name="P14">Sometimes Link requires a specific weapon to defeat a certain enemy type</text:p>
            </text:list-item>
            <text:list-item>
              <text:p text:style-name="P14">Enemies drop rupees, hearts, and weapon ammunition</text:p>
            </text:list-item>
          </text:list>
        </text:list-item>
        <text:list-item>
          <text:p text:style-name="P14"><text:soft-page-break/>Ocarina System</text:p>
          <text:list>
            <text:list-item>
              <text:p text:style-name="P14">Learn new songs to play Ocarina</text:p>
              <text:list>
                <text:list-item>
                  <text:p text:style-name="P14">Used to warp around the world</text:p>
                </text:list-item>
                <text:list-item>
                  <text:p text:style-name="P14">To change the weather</text:p>
                </text:list-item>
                <text:list-item>
                  <text:p text:style-name="P14">To summon Epona</text:p>
                </text:list-item>
              </text:list>
            </text:list-item>
          </text:list>
        </text:list-item>
        <text:list-item>
          <text:p text:style-name="P14">Dungeon System</text:p>
          <text:list>
            <text:list-item>
              <text:p text:style-name="P14">Link navigates dungeons</text:p>
              <text:list>
                <text:list-item>
                  <text:p text:style-name="P14">Solves puzzles throughout puzzle</text:p>
                  <text:list>
                    <text:list-item>
                      <text:p text:style-name="P14">Puzzles increase in difficulty</text:p>
                    </text:list-item>
                  </text:list>
                </text:list-item>
                <text:list-item>
                  <text:p text:style-name="P14">Mini-bosses throughout the dungeon</text:p>
                </text:list-item>
                <text:list-item>
                  <text:p text:style-name="P14">Link acquires a new weapon at some point in the dungeon</text:p>
                </text:list-item>
                <text:list-item>
                  <text:p text:style-name="P14">Weapon is required to progress to the next area in the dungeon</text:p>
                </text:list-item>
                <text:list-item>
                  <text:p text:style-name="P14">Weapon is also required to defeat the final boss at the end of the dungeon</text:p>
                </text:list-item>
              </text:list>
            </text:list-item>
          </text:list>
        </text:list-item>
      </text:list>
      <text:h text:style-name="P34" text:outline-level="10"><text:bookmark text:name="h.s4ipor70oedo"/>Secret of Mana (Piper)</text:h>
      <text:list xml:id="list1022836551" text:style-name="LS13">
        <text:list-item>
          <text:p text:style-name="P15">World</text:p>
          <text:list>
            <text:list-item>
              <text:p text:style-name="P15">Unique “Ring Command” menu system paved the way for future games</text:p>
              <text:list>
                <text:list-item>
                  <text:p text:style-name="P15">Pauses game when Ring is open</text:p>
                </text:list-item>
              </text:list>
            </text:list-item>
            <text:list-item>
              <text:p text:style-name="P15">Drop in and out cooperative play</text:p>
              <text:list>
                <text:list-item>
                  <text:p text:style-name="P15">2 or 3 players can jump in or out at any time</text:p>
                </text:list-item>
              </text:list>
            </text:list-item>
            <text:list-item>
              <text:p text:style-name="P15">Customizable AI settings</text:p>
            </text:list-item>
          </text:list>
        </text:list-item>
        <text:list-item>
          <text:p text:style-name="P15">Combat</text:p>
          <text:list>
            <text:list-item>
              <text:p text:style-name="P15">Real-Time Combat</text:p>
            </text:list-item>
            <text:list-item>
              <text:p text:style-name="P15">Active Time Battle meter</text:p>
              <text:list>
                <text:list-item>
                  <text:p text:style-name="P15">Percentage gauge that dictates how much damage will be done to the enemy</text:p>
                </text:list-item>
                <text:list-item>
                  <text:p text:style-name="P15">Using a weapon makes the gauge fall to zero</text:p>
                </text:list-item>
                <text:list-item>
                  <text:p text:style-name="P15">Slowly regenerates</text:p>
                </text:list-item>
              </text:list>
            </text:list-item>
            <text:list-item>
              <text:p text:style-name="P15">Traditional XP gain levels up characters</text:p>
            </text:list-item>
            <text:list-item>
              <text:p text:style-name="P15">Weapons can be upgraded (like the Ratchet and Clank series)</text:p>
              <text:list>
                <text:list-item>
                  <text:p text:style-name="P15">Repeated use of the weapon will slowly increase its skill level</text:p>
                </text:list-item>
                <text:list-item>
                  <text:p text:style-name="P15">Weapon Orbs found in dungeons or won after boss battles to upgrade</text:p>
                </text:list-item>
              </text:list>
            </text:list-item>
          </text:list>
        </text:list-item>
        <text:list-item>
          <text:p text:style-name="P15">Travel</text:p>
          <text:list>
            <text:list-item>
              <text:p text:style-name="P15">Cannon Travel Centers can speed up travel later in the game</text:p>
            </text:list-item>
            <text:list-item>
              <text:p text:style-name="P15">Later in game, receive a dragon that allows the player to fly over the world</text:p>
            </text:list-item>
          </text:list>
        </text:list-item>
        <text:list-item>
          <text:p text:style-name="P15">Party System</text:p>
          <text:list>
            <text:list-item>
              <text:p text:style-name="P15">Party consists of Hero, Girl, and Sprite</text:p>
              <text:list>
                <text:list-item>
                  <text:p text:style-name="P15">Hero cannot use magic, but is very good at fighting </text:p>
                </text:list-item>
                <text:list-item>
                  <text:p text:style-name="P15">Girl has little physical attack power, but can heal</text:p>
                </text:list-item>
                <text:list-item>
                  <text:p text:style-name="P15">Sprite has the least physical attack power, but the most magic power</text:p>
                </text:list-item>
              </text:list>
            </text:list-item>
          </text:list>
        </text:list-item>
      </text:list>
      <text:p text:style-name="P1"/>
      <text:h text:style-name="P34" text:outline-level="10"><text:bookmark text:name="h.svxs0bg0lms3"/><text:soft-page-break/>Kingdom Hearts(AJ)</text:h>
      <text:list xml:id="list1025001799" text:style-name="LS14">
        <text:list-item>
          <text:p text:style-name="P16">Growing Character</text:p>
          <text:list>
            <text:list-item>
              <text:p text:style-name="P16">At the start of the game, the players is given the option to determine what stats the main character will “lean” on</text:p>
              <text:list>
                <text:list-item>
                  <text:p text:style-name="P16">DPS:Strength</text:p>
                </text:list-item>
                <text:list-item>
                  <text:p text:style-name="P16">Caster:Magic</text:p>
                </text:list-item>
                <text:list-item>
                  <text:p text:style-name="P16">Tank:Shield</text:p>
                </text:list-item>
              </text:list>
            </text:list-item>
            <text:list-item>
              <text:p text:style-name="P16">Also at the start, the players is given questions to answer that determine what time of day their departure will take place</text:p>
              <text:list>
                <text:list-item>
                  <text:p text:style-name="P16">Dawn:gain more experience than normal</text:p>
                </text:list-item>
                <text:list-item>
                  <text:p text:style-name="P16">Noon:gain normal amount of experience</text:p>
                </text:list-item>
                <text:list-item>
                  <text:p text:style-name="P16">Dusk:gain less experience than normal</text:p>
                </text:list-item>
              </text:list>
            </text:list-item>
          </text:list>
        </text:list-item>
        <text:list-item>
          <text:p text:style-name="P16">Combat</text:p>
          <text:list>
            <text:list-item>
              <text:p text:style-name="P16">In combat, after defeating an enemy, there are health drops that characters automatically quick up that restore small amounts of their health</text:p>
            </text:list-item>
            <text:list-item>
              <text:p text:style-name="P16">a magic bar determines what magic can be cast (as different spells have different amounts of MP usage) </text:p>
            </text:list-item>
            <text:list-item>
              <text:p text:style-name="P16">when magic is depleted, by attacking enemies physically, the bar can be restored</text:p>
            </text:list-item>
            <text:list-item>
              <text:p text:style-name="P16">Combat is not randomly generated but happens in real time</text:p>
            </text:list-item>
            <text:list-item>
              <text:p text:style-name="P16">the player has up to 2 other characters that fight alongside, controlled by the game, though the player can input what the character should do in certain situations in a menu’s programming like interface</text:p>
            </text:list-item>
            <text:list-item>
              <text:p text:style-name="P16">The game’s lock on feature keeps the camera and player always facing an enemy, letting the player only worry about maneuvering and attacking</text:p>
            </text:list-item>
          </text:list>
        </text:list-item>
      </text:list>
      <text:h text:style-name="P34" text:outline-level="10"><text:bookmark text:name="h.ioyk8q4ugs2e"/>Fallout 1(AJ)</text:h>
      <text:list xml:id="list382565349" text:style-name="LS15">
        <text:list-item>
          <text:p text:style-name="P17">Turn Based Combat</text:p>
          <text:list>
            <text:list-item>
              <text:p text:style-name="P17">Everyone in combat goes once a round</text:p>
            </text:list-item>
            <text:list-item>
              <text:p text:style-name="P17">Action Points (AP) determine how many/what actions a character can do each turn</text:p>
              <text:list>
                <text:list-item>
                  <text:p text:style-name="P17">Some actions require less more more action points</text:p>
                </text:list-item>
                <text:list-item>
                  <text:p text:style-name="P17">Walking a hex = 1AP</text:p>
                </text:list-item>
                <text:list-item>
                  <text:p text:style-name="P17">Shooting a Pistol = 5AP</text:p>
                </text:list-item>
                <text:list-item>
                  <text:p text:style-name="P17">Opening inventory = 3AP</text:p>
                </text:list-item>
              </text:list>
            </text:list-item>
          </text:list>
        </text:list-item>
        <text:list-item>
          <text:p text:style-name="P17">Skills directly determine Gameplay</text:p>
          <text:list>
            <text:list-item>
              <text:p text:style-name="P17">Stats like Str determine health and damage taken</text:p>
            </text:list-item>
            <text:list-item>
              <text:p text:style-name="P17">Intell determines what quests can be taken (at &gt;=4, almost no quests can be taken, Stupid mode, has own set of mods)</text:p>
            </text:list-item>
          </text:list>
        </text:list-item>
        <text:list-item>
          <text:p text:style-name="P17">Many different ways to progress through quests</text:p>
          <text:list>
            <text:list-item>
              <text:p text:style-name="P17">Player can follow suggestions, do the exact opposite, some clever action, anything, and is still rewarded</text:p>
            </text:list-item>
          </text:list>
        </text:list-item>
        <text:list-item>
          <text:p text:style-name="P17">Can recruit followers</text:p>
          <text:list>
            <text:list-item>
              <text:p text:style-name="P17">unlimited num of followers at a time</text:p>
            </text:list-item>
            <text:list-item>
              <text:p text:style-name="P17"><text:soft-page-break/>take their own turn in combat, not controlled by player</text:p>
            </text:list-item>
          </text:list>
        </text:list-item>
        <text:list-item>
          <text:p text:style-name="P17">Player Progression</text:p>
          <text:list>
            <text:list-item>
              <text:p text:style-name="P17">SPECIAL System = Main Character Stats</text:p>
              <text:list>
                <text:list-item>
                  <text:p text:style-name="P17">Strenght</text:p>
                </text:list-item>
                <text:list-item>
                  <text:p text:style-name="P17">Preception</text:p>
                </text:list-item>
                <text:list-item>
                  <text:p text:style-name="P17">Endurance</text:p>
                </text:list-item>
                <text:list-item>
                  <text:p text:style-name="P17">Charisma</text:p>
                </text:list-item>
                <text:list-item>
                  <text:p text:style-name="P17">Intellignece</text:p>
                </text:list-item>
                <text:list-item>
                  <text:p text:style-name="P17">Agility</text:p>
                </text:list-item>
                <text:list-item>
                  <text:p text:style-name="P17">Luck</text:p>
                </text:list-item>
              </text:list>
            </text:list-item>
            <text:list-item>
              <text:p text:style-name="P17">Perks = abilities characters unlock at 3 or 4 levels</text:p>
              <text:list>
                <text:list-item>
                  <text:p text:style-name="P17">i. e. more AP, heal faster/better</text:p>
                </text:list-item>
                <text:list-item>
                  <text:p text:style-name="P17">more perks here:<text:a xlink:type="simple" xlink:href="http://fallout.wikia.com/wiki/Fallout_perks"><text:span text:style-name="T3">http</text:span></text:a><text:a xlink:type="simple" xlink:href="http://fallout.wikia.com/wiki/Fallout_perks"><text:span text:style-name="T3">://</text:span></text:a><text:a xlink:type="simple" xlink:href="http://fallout.wikia.com/wiki/Fallout_perks"><text:span text:style-name="T3">fallout</text:span></text:a><text:a xlink:type="simple" xlink:href="http://fallout.wikia.com/wiki/Fallout_perks"><text:span text:style-name="T3">.</text:span></text:a><text:a xlink:type="simple" xlink:href="http://fallout.wikia.com/wiki/Fallout_perks"><text:span text:style-name="T3">wikia</text:span></text:a><text:a xlink:type="simple" xlink:href="http://fallout.wikia.com/wiki/Fallout_perks"><text:span text:style-name="T3">.</text:span></text:a><text:a xlink:type="simple" xlink:href="http://fallout.wikia.com/wiki/Fallout_perks"><text:span text:style-name="T3">com</text:span></text:a><text:a xlink:type="simple" xlink:href="http://fallout.wikia.com/wiki/Fallout_perks"><text:span text:style-name="T3">/</text:span></text:a><text:a xlink:type="simple" xlink:href="http://fallout.wikia.com/wiki/Fallout_perks"><text:span text:style-name="T3">wiki</text:span></text:a><text:a xlink:type="simple" xlink:href="http://fallout.wikia.com/wiki/Fallout_perks"><text:span text:style-name="T3">/</text:span></text:a><text:a xlink:type="simple" xlink:href="http://fallout.wikia.com/wiki/Fallout_perks"><text:span text:style-name="T3">Fallout</text:span></text:a><text:a xlink:type="simple" xlink:href="http://fallout.wikia.com/wiki/Fallout_perks"><text:span text:style-name="T3">_</text:span></text:a><text:a xlink:type="simple" xlink:href="http://fallout.wikia.com/wiki/Fallout_perks"><text:span text:style-name="T3">perks</text:span></text:a></text:p>
                </text:list-item>
              </text:list>
            </text:list-item>
            <text:list-item>
              <text:p text:style-name="P17">Traits = at character creation, player chooses 2 traits with great bonuses and weaknesses</text:p>
            </text:list-item>
          </text:list>
        </text:list-item>
        <text:list-item>
          <text:p text:style-name="P17">Karma System</text:p>
          <text:list>
            <text:list-item>
              <text:p text:style-name="P17">characters gain or lose karma when completing quests, or killing NPCs</text:p>
            </text:list-item>
            <text:list-item>
              <text:p text:style-name="P17">levels of karma give different titles and bonuses</text:p>
            </text:list-item>
          </text:list>
        </text:list-item>
      </text:list>
      <text:h text:style-name="P34" text:outline-level="10"><text:bookmark text:name="h.nzpbzjmvu10t"/>The Elder Scrolls: Skyrim (Francis)</text:h>
      <text:list xml:id="list363687042" text:style-name="LS16">
        <text:list-item>
          <text:p text:style-name="P18">World</text:p>
          <text:list>
            <text:list-item>
              <text:p text:style-name="P18">Day/Night cycle</text:p>
            </text:list-item>
            <text:list-item>
              <text:p text:style-name="P18">Buy land (basically player housing) by doing things for Jarls (lords)</text:p>
            </text:list-item>
            <text:list-item>
              <text:p text:style-name="P18">Can kill almost everyone, killing some NPCs will render their quests uncompletable</text:p>
            </text:list-item>
            <text:list-item>
              <text:p text:style-name="P18">NPC vendors have a static amount of money and inventory that gradually replenishes over in-game time</text:p>
            </text:list-item>
            <text:list-item>
              <text:p text:style-name="P18">“Points of Interest” all over the world that are sometimes quest objectives</text:p>
            </text:list-item>
            <text:list-item>
              <text:p text:style-name="P18">Can “fast travel” to any previously explored Point of Interest</text:p>
            </text:list-item>
            <text:list-item>
              <text:p text:style-name="P18">Items have weight which affects the player in various ways</text:p>
            </text:list-item>
            <text:list-item>
              <text:p text:style-name="P18">Rewards exploring since game is mostly free roam, very few segments are locked off and those that are usually have quest chains involved</text:p>
            </text:list-item>
          </text:list>
        </text:list-item>
        <text:list-item>
          <text:p text:style-name="P18">World Interaction</text:p>
          <text:list>
            <text:list-item>
              <text:p text:style-name="P18">Lockpicking “minigame”, mostly guesswork but still feels rewarding</text:p>
            </text:list-item>
            <text:list-item>
              <text:p text:style-name="P18">Open/close doors, some require a level reload and others don’t</text:p>
            </text:list-item>
            <text:list-item>
              <text:p text:style-name="P18">Many puzzles require interaction with objects</text:p>
            </text:list-item>
            <text:list-item>
              <text:p text:style-name="P18">Can “pick up” an item and hold it in front of the player to manually move it around, can also pick up NPC corpses</text:p>
            </text:list-item>
            <text:list-item>
              <text:p text:style-name="P18">Many inter-object synergies such as shooting a torch lamp so it hits a puddle of oil to ignite it</text:p>
            </text:list-item>
            <text:list-item>
              <text:p text:style-name="P18">Many container objects can be used to store items (including bodies of NPCs)</text:p>
            </text:list-item>
          </text:list>
        </text:list-item>
        <text:list-item>
          <text:p text:style-name="P18">Character</text:p>
          <text:list>
            <text:list-item>
              <text:p text:style-name="P18">Classless<text:tab/></text:p>
            </text:list-item>
            <text:list-item>
              <text:p text:style-name="P18">Starting skills depend on race</text:p>
            </text:list-item>
            <text:list-item>
              <text:p text:style-name="P18"><text:soft-page-break/>Players choose to advance in any given skill tree with skill points</text:p>
            </text:list-item>
            <text:list-item>
              <text:p text:style-name="P18">Skill trees have to do with magic, martial weapons, armor, crafting, and stealth</text:p>
            </text:list-item>
            <text:list-item>
              <text:p text:style-name="P18">Get perk point at every character level, which can be spent on individual skill trees</text:p>
            </text:list-item>
            <text:list-item>
              <text:p text:style-name="P18">Skills level up by doing things that involve that skill (getting hit in armor, making weapons, sneaking around, etc)</text:p>
            </text:list-item>
            <text:list-item>
              <text:p text:style-name="P18">World objects near the beginning give bonus leveling speed to certain sets of skills, giving players some direction</text:p>
            </text:list-item>
          </text:list>
        </text:list-item>
        <text:list-item>
          <text:p text:style-name="P18">Combat</text:p>
          <text:list>
            <text:list-item>
              <text:p text:style-name="P18">Real-time</text:p>
            </text:list-item>
            <text:list-item>
              <text:p text:style-name="P18">Three resources, Magick, Health and Stamina</text:p>
            </text:list-item>
            <text:list-item>
              <text:p text:style-name="P18">Stamina is consumed by using advanced martial weapon attacks</text:p>
            </text:list-item>
            <text:list-item>
              <text:p text:style-name="P18">Sneaking mechanic using light sources and line of sight</text:p>
            </text:list-item>
            <text:list-item>
              <text:p text:style-name="P18">Crosshair doubles as “detection” indicator</text:p>
            </text:list-item>
            <text:list-item>
              <text:p text:style-name="P18">All attacks utilize hitboxes instead of point and click</text:p>
            </text:list-item>
            <text:list-item>
              <text:p text:style-name="P18">All projectiles are manually aimed</text:p>
            </text:list-item>
          </text:list>
        </text:list-item>
        <text:list-item>
          <text:p text:style-name="P18">Quests</text:p>
          <text:list>
            <text:list-item>
              <text:p text:style-name="P18">Tons</text:p>
            </text:list-item>
            <text:list-item>
              <text:p text:style-name="P18">Lots of various branching paths</text:p>
            </text:list-item>
            <text:list-item>
              <text:p text:style-name="P18">Some very lucrative unique armor</text:p>
            </text:list-item>
            <text:list-item>
              <text:p text:style-name="P18">Can be anywhere from 1-5 hours for an entire quest line</text:p>
            </text:list-item>
            <text:list-item>
              <text:p text:style-name="P18">Usually leads to dungeons</text:p>
            </text:list-item>
          </text:list>
        </text:list-item>
        <text:list-item>
          <text:p text:style-name="P18">Crafting</text:p>
          <text:list>
            <text:list-item>
              <text:p text:style-name="P18">Materials usually drop from monsters or picked up from nodes</text:p>
            </text:list-item>
            <text:list-item>
              <text:p text:style-name="P18">Usually makes “sense”, animals drop hide which is turned into leather, herbs and plants are everywhere, ore is usually inside mines</text:p>
            </text:list-item>
            <text:list-item>
              <text:p text:style-name="P18">Can upgrade equipment and enchant them</text:p>
            </text:list-item>
            <text:list-item>
              <text:p text:style-name="P18">Enchants can even improve skills</text:p>
            </text:list-item>
          </text:list>
        </text:list-item>
        <text:list-item>
          <text:p text:style-name="P18">Physics</text:p>
          <text:list>
            <text:list-item>
              <text:p text:style-name="P18">All non-magic projectiles are affected by gravity</text:p>
            </text:list-item>
            <text:list-item>
              <text:p text:style-name="P18">Items in the world have hitboxes</text:p>
            </text:list-item>
            <text:list-item>
              <text:p text:style-name="P18">Items also have momentum, can damage monsters by throwing a cabbage from some really high place</text:p>
            </text:list-item>
          </text:list>
        </text:list-item>
        <text:list-item>
          <text:p text:style-name="P18">Crime system</text:p>
          <text:list>
            <text:list-item>
              <text:p text:style-name="P18">Getting caught stealing or killing a civilian will result in a bounty on player’s head </text:p>
            </text:list-item>
            <text:list-item>
              <text:p text:style-name="P18">Bounties can be cleared by either paying a fine or serving jail time</text:p>
            </text:list-item>
            <text:list-item>
              <text:p text:style-name="P18">If avoided, NPC bounty hunters will randomly spawn to try to kill the player</text:p>
            </text:list-item>
            <text:list-item>
              <text:p text:style-name="P18">Can avoid bounties by killing all witnesses</text:p>
            </text:list-item>
            <text:list-item>
              <text:p text:style-name="P18">Can steal horses (Grand Theft Equine!)</text:p>
            </text:list-item>
          </text:list>
        </text:list-item>
        <text:list-item>
          <text:p text:style-name="P18">GUI</text:p>
          <text:list>
            <text:list-item>
              <text:p text:style-name="P18">Was clearly designed for consoles (heavily nested)</text:p>
            </text:list-item>
            <text:list-item>
              <text:p text:style-name="P18">Local and World Maps show quest objectives</text:p>
            </text:list-item>
            <text:list-item>
              <text:p text:style-name="P18">Can “zoom in” on selected items to view and rotate their model</text:p>
            </text:list-item>
          </text:list>
        </text:list-item>
        <text:list-item>
          <text:p text:style-name="P18">Modding</text:p>
          <text:list>
            <text:list-item>
              <text:p text:style-name="P18">Unofficial fan mods</text:p>
            </text:list-item>
            <text:list-item>
              <text:p text:style-name="P18">Officially endorsed (Steam Workshop)</text:p>
            </text:list-item>
          </text:list>
        </text:list-item>
      </text:list>
      <text:h text:style-name="P35" text:outline-level="10"><text:bookmark text:name="h.x9zvdjb8wb1z"/><text:soft-page-break/>Fallout 3 (Francis)</text:h>
      <text:list xml:id="list1728246291" text:style-name="LS17">
        <text:list-item>
          <text:p text:style-name="P19">GUI</text:p>
          <text:list>
            <text:list-item>
              <text:p text:style-name="P19">Compass</text:p>
              <text:list>
                <text:list-item>
                  <text:p text:style-name="P19">HP</text:p>
                </text:list-item>
                <text:list-item>
                  <text:p text:style-name="P19">Nearby Enemies</text:p>
                </text:list-item>
                <text:list-item>
                  <text:p text:style-name="P19">Quest Objectives</text:p>
                </text:list-item>
                <text:list-item>
                  <text:p text:style-name="P19">Personal waypoints</text:p>
                </text:list-item>
                <text:list-item>
                  <text:p text:style-name="P19">Direction (N/S/E/W)</text:p>
                </text:list-item>
              </text:list>
            </text:list-item>
          </text:list>
        </text:list-item>
        <text:list-item>
          <text:p text:style-name="P19">Combat</text:p>
          <text:list>
            <text:list-item>
              <text:p text:style-name="P19">Real time and V.A.T.S.</text:p>
            </text:list-item>
            <text:list-item>
              <text:p text:style-name="P19">Real time</text:p>
              <text:list>
                <text:list-item>
                  <text:p text:style-name="P19">Hitbox based</text:p>
                </text:list-item>
              </text:list>
            </text:list-item>
            <text:list-item>
              <text:p text:style-name="P19">V.A.T.S.</text:p>
              <text:list>
                <text:list-item>
                  <text:p text:style-name="P19">Pauses the game while player selects a portion of the enemy to attack</text:p>
                </text:list-item>
                <text:list-item>
                  <text:p text:style-name="P19">Success is percentage based</text:p>
                </text:list-item>
                <text:list-item>
                  <text:p text:style-name="P19">Exchanges control for accuracy and reliability</text:p>
                </text:list-item>
              </text:list>
            </text:list-item>
            <text:list-item>
              <text:p text:style-name="P19">Requires action points in either mode as a pacing mechanism</text:p>
            </text:list-item>
          </text:list>
        </text:list-item>
        <text:list-item>
          <text:p text:style-name="P19">Character</text:p>
          <text:list>
            <text:list-item>
              <text:p text:style-name="P19">Customized during the introduction stage (integrated into the game rather than a menu)</text:p>
            </text:list-item>
            <text:list-item>
              <text:p text:style-name="P19">Seven stats/attributes with corresponding skills and perks</text:p>
            </text:list-item>
            <text:list-item>
              <text:p text:style-name="P19">Leveling up grants perk points and skill points</text:p>
            </text:list-item>
            <text:list-item>
              <text:p text:style-name="P19">Perks are limited by attributes</text:p>
            </text:list-item>
            <text:list-item>
              <text:p text:style-name="P19">Karma system based on player actions (good/bad/neutral) with some consequences</text:p>
            </text:list-item>
          </text:list>
        </text:list-item>
        <text:list-item>
          <text:p text:style-name="P19">World</text:p>
        </text:list-item>
      </text:list>
      <text:list xml:id="list277" text:style-name="LS16">
        <text:list-item>
          <text:list>
            <text:list-item>
              <text:p text:style-name="P18">Day/Night cycle</text:p>
            </text:list-item>
            <text:list-item>
              <text:p text:style-name="P18">Can kill almost everyone, killing some NPCs will render their quests uncompletable</text:p>
            </text:list-item>
            <text:list-item>
              <text:p text:style-name="P18">NPC vendors have a static amount of money and inventory that gradually replenishes over in-game time</text:p>
            </text:list-item>
            <text:list-item>
              <text:p text:style-name="P18">“Points of Interest” all over the world that are sometimes quest objectives</text:p>
            </text:list-item>
            <text:list-item>
              <text:p text:style-name="P18">Can “fast travel” to any previously explored Point of Interest</text:p>
            </text:list-item>
            <text:list-item>
              <text:p text:style-name="P18">Items have weight which affects the player in various ways</text:p>
            </text:list-item>
            <text:list-item>
              <text:p text:style-name="P18">Rewards exploring since game is mostly free roam, very few segments are locked off and those that are usually have quest chains involved</text:p>
            </text:list-item>
          </text:list>
        </text:list-item>
      </text:list>
      <text:list xml:id="list284" text:style-name="LS17">
        <text:list-item>
          <text:p text:style-name="P19">World Interaction</text:p>
        </text:list-item>
      </text:list>
      <text:list xml:id="list285" text:style-name="LS16">
        <text:list-item>
          <text:list>
            <text:list-item>
              <text:p text:style-name="P18">Can “pick up” an item and hold it in front of the player to manually move it around, can also pick up NPC corpses</text:p>
            </text:list-item>
            <text:list-item>
              <text:p text:style-name="P18">Many container objects can be used to store items (including bodies of NPCs)</text:p>
            </text:list-item>
            <text:list-item>
              <text:p text:style-name="P18">Numerous static traps in the world that need to be disarmed</text:p>
            </text:list-item>
          </text:list>
        </text:list-item>
        <text:list-item>
          <text:p text:style-name="P18">DLC</text:p>
          <text:list>
            <text:list-item>
              <text:p text:style-name="P18">Operation: Anchorage</text:p>
              <text:list>
                <text:list-item>
                  <text:p text:style-name="P18">Alternate game mode (character is forced to use specific equipment)</text:p>
                </text:list-item>
                <text:list-item>
                  <text:p text:style-name="P18">Explores history of game world</text:p>
                </text:list-item>
              </text:list>
            </text:list-item>
            <text:list-item>
              <text:p text:style-name="P18"><text:soft-page-break/>The Pitt</text:p>
              <text:list>
                <text:list-item>
                  <text:p text:style-name="P18">Expands on existing world</text:p>
                </text:list-item>
              </text:list>
            </text:list-item>
            <text:list-item>
              <text:p text:style-name="P18">Broken Steel</text:p>
              <text:list>
                <text:list-item>
                  <text:p text:style-name="P18">Retcons one of the original endings</text:p>
                </text:list-item>
                <text:list-item>
                  <text:p text:style-name="P18">Extends the game by raising level cap and more content</text:p>
                </text:list-item>
              </text:list>
            </text:list-item>
          </text:list>
        </text:list-item>
      </text:list>
      <text:p text:style-name="P1"/>
      <text:h text:style-name="P35" text:outline-level="10"><text:bookmark text:name="h.ikzj94m6b3b"/>Gothic (Francis)</text:h>
      <text:list xml:id="list994477210" text:style-name="LS18">
        <text:list-item>
          <text:p text:style-name="P20">Controls</text:p>
          <text:list>
            <text:list-item>
              <text:p text:style-name="P20">Combines “action key” and arrow keys, example: Up + Action = Use, Down + Action = Parry</text:p>
            </text:list-item>
            <text:list-item>
              <text:p text:style-name="P20">No mouse cursor at all although mouse can be used to control camera and substitute for some keyboard bindings</text:p>
            </text:list-item>
          </text:list>
        </text:list-item>
        <text:list-item>
          <text:p text:style-name="P20">Character</text:p>
          <text:list>
            <text:list-item>
              <text:p text:style-name="P20">Classless</text:p>
            </text:list-item>
            <text:list-item>
              <text:p text:style-name="P20">All skills start at 0</text:p>
            </text:list-item>
            <text:list-item>
              <text:p text:style-name="P20">Level up grants training points which are taken to skill trainers or spent on attributes</text:p>
            </text:list-item>
            <text:list-item>
              <text:p text:style-name="P20">Some weapons require certain amount of attributes to equip</text:p>
            </text:list-item>
          </text:list>
        </text:list-item>
        <text:list-item>
          <text:p text:style-name="P20">Combat</text:p>
          <text:list>
            <text:list-item>
              <text:p text:style-name="P20">Real time</text:p>
            </text:list-item>
            <text:list-item>
              <text:p text:style-name="P20">Soft target lock (camera will focus on a single target and player will strafe but can break the lock just by moving the camera away from the target)</text:p>
            </text:list-item>
            <text:list-item>
              <text:p text:style-name="P20">Uses hitboxes</text:p>
            </text:list-item>
            <text:list-item>
              <text:p text:style-name="P20">Character can be knocked out and robbed (when fighting some human NPCs) or killed (when fighting monsters)</text:p>
            </text:list-item>
          </text:list>
        </text:list-item>
        <text:list-item>
          <text:p text:style-name="P20">World</text:p>
          <text:list>
            <text:list-item>
              <text:p text:style-name="P20">Locking picking minigame is based on combination of numbers</text:p>
            </text:list-item>
            <text:list-item>
              <text:p text:style-name="P20">Player can swim and dive</text:p>
            </text:list-item>
            <text:list-item>
              <text:p text:style-name="P20">Players can mug NPCs, which renders Pickpocketing useless</text:p>
            </text:list-item>
          </text:list>
        </text:list-item>
      </text:list>
      <text:h text:style-name="P35" text:outline-level="10"><text:bookmark text:name="h.iwlrbdfl1yw7"/>Legend of Zelda: Link to the Past (Francis)</text:h>
      <text:list xml:id="list427561135" text:style-name="LS19">
        <text:list-item>
          <text:p text:style-name="P21">World</text:p>
          <text:list>
            <text:list-item>
              <text:p text:style-name="P21">Can pick up or destroy small objects to reveal dropped items such as health or money</text:p>
            </text:list-item>
            <text:list-item>
              <text:p text:style-name="P21">NPCs repeat the same dialogue over and over again</text:p>
            </text:list-item>
          </text:list>
        </text:list-item>
        <text:list-item>
          <text:p text:style-name="P21">Combat</text:p>
          <text:list>
            <text:list-item>
              <text:p text:style-name="P21">Real time</text:p>
            </text:list-item>
            <text:list-item>
              <text:p text:style-name="P21">Since the game is laid out in a grid, player can attack and block in 4 directions</text:p>
            </text:list-item>
            <text:list-item>
              <text:p text:style-name="P21">Enemies have brief invincibility frames after being attacked</text:p>
            </text:list-item>
            <text:list-item>
              <text:p text:style-name="P21">Enemies are knocked back when attacked</text:p>
            </text:list-item>
            <text:list-item>
              <text:p text:style-name="P21">AI no more complex than “move toward player”</text:p>
            </text:list-item>
            <text:list-item>
              <text:p text:style-name="P21"><text:soft-page-break/>Swords have a little hitbox, hitting a shield or another sword will just bounce off, need to slash the body, mostly about timing</text:p>
            </text:list-item>
            <text:list-item>
              <text:p text:style-name="P21">There are many other items on top of the sword and board, such as bombs and arrows, which can be replenished in the same way as health and money</text:p>
            </text:list-item>
          </text:list>
        </text:list-item>
        <text:list-item>
          <text:p text:style-name="P21">Dungeons</text:p>
          <text:list>
            <text:list-item>
              <text:p text:style-name="P21">Most dungeons have a map item and a compass item to help the player navigate that specific dungeon</text:p>
            </text:list-item>
            <text:list-item>
              <text:p text:style-name="P21">Dungeons also usually have some sort of equipment that will be used in puzzles and in the boss fight (and will be part of the payer’s permanent arsenal)</text:p>
            </text:list-item>
            <text:list-item>
              <text:p text:style-name="P21">Usually there is only one or way through a dungeon because many sections are behind doors which need dungeon specific keys</text:p>
            </text:list-item>
          </text:list>
        </text:list-item>
        <text:list-item>
          <text:p text:style-name="P21">GUI</text:p>
          <text:list>
            <text:list-item>
              <text:p text:style-name="P21">Simple menus showing which button (ABXY) does what</text:p>
            </text:list-item>
            <text:list-item>
              <text:p text:style-name="P21">Can “bind” an item to a Y, A and B are used exclusively for interaction and slashing</text:p>
            </text:list-item>
          </text:list>
        </text:list-item>
      </text:list>
      <text:p text:style-name="P1"><text:span text:style-name="T4">Final</text:span><text:span text:style-name="T4"> </text:span><text:span text:style-name="T4">Fantasy</text:span><text:span text:style-name="T4"> 3 (</text:span><text:span text:style-name="T4">Francis</text:span><text:span text:style-name="T4">)</text:span></text:p>
      <text:list xml:id="list1133709804" text:style-name="LS20">
        <text:list-item>
          <text:p text:style-name="P22">World</text:p>
          <text:list>
            <text:list-item>
              <text:p text:style-name="P22">2D top down movement</text:p>
            </text:list-item>
            <text:list-item>
              <text:p text:style-name="P22">Random monster encounters</text:p>
            </text:list-item>
            <text:list-item>
              <text:p text:style-name="P22">Equipment and consumables (health, magic) can be found in chests in the world</text:p>
            </text:list-item>
            <text:list-item>
              <text:p text:style-name="P22">Can run or walk (not sure what walking does)</text:p>
            </text:list-item>
            <text:list-item>
              <text:p text:style-name="P22">Can restore Health and mana at certain locations</text:p>
            </text:list-item>
            <text:list-item>
              <text:p text:style-name="P22">Overworld to travel between individual stages</text:p>
            </text:list-item>
          </text:list>
        </text:list-item>
        <text:list-item>
          <text:p text:style-name="P22">Classes</text:p>
          <text:list>
            <text:list-item>
              <text:p text:style-name="P22">Character level determines stats</text:p>
            </text:list-item>
            <text:list-item>
              <text:p text:style-name="P22">Job level increases number of attacks and skill effectiveness</text:p>
            </text:list-item>
            <text:list-item>
              <text:p text:style-name="P22">Max HP carries over between jobs</text:p>
            </text:list-item>
            <text:list-item>
              <text:p text:style-name="P22">Stats are a function of character level and job type</text:p>
            </text:list-item>
          </text:list>
        </text:list-item>
        <text:list-item>
          <text:p text:style-name="P22">Combat</text:p>
          <text:list>
            <text:list-item>
              <text:p text:style-name="P22">Turn based</text:p>
            </text:list-item>
            <text:list-item>
              <text:p text:style-name="P22">Maximum party of 4</text:p>
            </text:list-item>
            <text:list-item>
              <text:p text:style-name="P22">Neither health nor magic regenerates over time</text:p>
            </text:list-item>
            <text:list-item>
              <text:p text:style-name="P22">Menus based (Attack, Magic, Guard, Item, Equipment, Rear, Run Away)</text:p>
            </text:list-item>
            <text:list-item>
              <text:p text:style-name="P22">Spells are equipped and swapped much like items</text:p>
            </text:list-item>
          </text:list>
        </text:list-item>
      </text:list>
      <text:h text:style-name="P34" text:outline-level="10"><text:bookmark text:name="h.b8d8xjqyq8c5"/>Golden Sun(Tim)</text:h>
      <text:list xml:id="list170564993" text:style-name="LS21">
        <text:list-item>
          <text:p text:style-name="P23">World Interaction</text:p>
          <text:list>
            <text:list-item>
              <text:p text:style-name="P23">Player moves around the 2D world as a player representing a party</text:p>
            </text:list-item>
            <text:list-item>
              <text:p text:style-name="P23">Level system in which the player traverses land, cliffs, bridges, and stairs</text:p>
            </text:list-item>
            <text:list-item>
              <text:p text:style-name="P23">Houses and map shifting on the edges of each area</text:p>
            </text:list-item>
            <text:list-item>
              <text:p text:style-name="P23">Synergy can be used to effect the world (See combat)</text:p>
            </text:list-item>
          </text:list>
        </text:list-item>
        <text:list-item>
          <text:p text:style-name="P23">Storyline</text:p>
          <text:list>
            <text:list-item>
              <text:p text:style-name="P23">Player goes through a mainly linear story</text:p>
            </text:list-item>
            <text:list-item>
              <text:p text:style-name="P23"><text:soft-page-break/>Player gains goals and objectives within the game based on communication window</text:p>
            </text:list-item>
            <text:list-item>
              <text:p text:style-name="P23">Game provides a player a choice (Yes/No) to vary an instances outcome slightly</text:p>
            </text:list-item>
          </text:list>
        </text:list-item>
        <text:list-item>
          <text:p text:style-name="P23">Combat</text:p>
          <text:list>
            <text:list-item>
              <text:p text:style-name="P23">Enemies pop up and fight you as you walk in certain areas</text:p>
            </text:list-item>
            <text:list-item>
              <text:p text:style-name="P23">Battles as a part of the campaign to fight bosses/other enemies</text:p>
            </text:list-item>
            <text:list-item>
              <text:p text:style-name="P23">In battle, player uses party members to attack, defend, flee, or use synergy</text:p>
            </text:list-item>
            <text:list-item>
              <text:p text:style-name="P23">Synergy is a ‘magic’ resource for characters to perform special attacks</text:p>
            </text:list-item>
          </text:list>
        </text:list-item>
      </text:list>
      <text:h text:style-name="P34" text:outline-level="10"><text:bookmark text:name="h.xedhgbjw3akg"/>RuneScape(Tim)</text:h>
      <text:list xml:id="list1760768117" text:style-name="LS22">
        <text:list-item>
          <text:p text:style-name="P24">World Interaction</text:p>
          <text:list>
            <text:list-item>
              <text:p text:style-name="P24">Grid-based world with multiple levels</text:p>
            </text:list-item>
            <text:list-item>
              <text:p text:style-name="P24">Players can overlap in squares</text:p>
            </text:list-item>
            <text:list-item>
              <text:p text:style-name="P24">Interaction in world involves pressing in the grid </text:p>
            </text:list-item>
            <text:list-item>
              <text:p text:style-name="P24">Interaction with items, other characters, etc. in several tabs</text:p>
            </text:list-item>
            <text:list-item>
              <text:p text:style-name="P24">Running based on endurance, once depleted the player has to walk</text:p>
            </text:list-item>
          </text:list>
        </text:list-item>
      </text:list>
      <text:list xml:id="list1656129335" text:style-name="LS23">
        <text:list-item>
          <text:p text:style-name="P25">Skill System</text:p>
          <text:list>
            <text:list-item>
              <text:p text:style-name="P25">Overall level based on individual skill levels</text:p>
            </text:list-item>
            <text:list-item>
              <text:p text:style-name="P25">Each skill levels individually</text:p>
            </text:list-item>
            <text:list-item>
              <text:p text:style-name="P25">Players gain experience by performing the skills</text:p>
            </text:list-item>
            <text:list-item>
              <text:p text:style-name="P25">Combat skills</text:p>
              <text:list>
                <text:list-item>
                  <text:p text:style-name="P25">Attack, Constitution, Strength, Defense</text:p>
                </text:list-item>
                <text:list-item>
                  <text:p text:style-name="P25">Players attack using combinations of these skills</text:p>
                </text:list-item>
                <text:list-item>
                  <text:p text:style-name="P25">Health based on overall level and constitution</text:p>
                </text:list-item>
              </text:list>
            </text:list-item>
            <text:list-item>
              <text:p text:style-name="P25">Crafting skills</text:p>
              <text:list>
                <text:list-item>
                  <text:p text:style-name="P25">Mining, Smithing, Woodcutting, Fishing, Firemaking, Cooking</text:p>
                </text:list-item>
                <text:list-item>
                  <text:p text:style-name="P25">Players craft items and advance using these skills</text:p>
                </text:list-item>
              </text:list>
            </text:list-item>
            <text:list-item>
              <text:p text:style-name="P25">Magic skills</text:p>
              <text:list>
                <text:list-item>
                  <text:p text:style-name="P25">Runecraft, Magic, Prayer</text:p>
                </text:list-item>
                <text:list-item>
                  <text:p text:style-name="P25">Allows players to use magic/prayer pools to cast spells, use prayer boosts </text:p>
                </text:list-item>
              </text:list>
            </text:list-item>
          </text:list>
        </text:list-item>
        <text:list-item>
          <text:p text:style-name="P25">Combat</text:p>
          <text:list>
            <text:list-item>
              <text:p text:style-name="P25">Monster drops essential to various aspects of the game</text:p>
            </text:list-item>
            <text:list-item>
              <text:p text:style-name="P25">Mainly PvE, but has special location called the wilderness</text:p>
            </text:list-item>
            <text:list-item>
              <text:p text:style-name="P25">In the wilderness PvP is allowed based on an increasing level gap</text:p>
            </text:list-item>
            <text:list-item>
              <text:p text:style-name="P25">Armor and weapons available based on defensive ability</text:p>
            </text:list-item>
          </text:list>
        </text:list-item>
        <text:list-item>
          <text:p text:style-name="P25">Interactive World</text:p>
          <text:list>
            <text:list-item>
              <text:p text:style-name="P25">Quests unlock various parts of the game (i.e. new items allowed, areas of the world)</text:p>
            </text:list-item>
            <text:list-item>
              <text:p text:style-name="P25">Tasks for player to complete for major accomplishments across the world, guides the player </text:p>
            </text:list-item>
          </text:list>
        </text:list-item>
      </text:list>
      <text:h text:style-name="P34" text:outline-level="10"><text:bookmark text:name="h.2p2y3d34zkrl"/>World of Warcraft (Tim)</text:h>
      <text:list xml:id="list356232652" text:style-name="LS24">
        <text:list-item>
          <text:p text:style-name="P26"><text:soft-page-break/>World interaction</text:p>
          <text:list>
            <text:list-item>
              <text:p text:style-name="P26">Totally 3D environment</text:p>
            </text:list-item>
            <text:list-item>
              <text:p text:style-name="P26">WASD moves/turns, mouse moves perspective/interacts with surroundings</text:p>
            </text:list-item>
          </text:list>
        </text:list-item>
        <text:list-item>
          <text:p text:style-name="P26">Inventory/Gear</text:p>
          <text:list>
            <text:list-item>
              <text:p text:style-name="P26">Five bag slots</text:p>
            </text:list-item>
            <text:list-item>
              <text:p text:style-name="P26">A bag can be inserted in each bag slot, allowing the player to store 6-20 items</text:p>
            </text:list-item>
            <text:list-item>
              <text:p text:style-name="P26">Very advanced armor/weapon slots, ranging all the way from gloves to cloak</text:p>
            </text:list-item>
          </text:list>
        </text:list-item>
        <text:list-item>
          <text:p text:style-name="P26">Player Components</text:p>
          <text:list>
            <text:list-item>
              <text:p text:style-name="P26">Race determines some abilities/stats and the role of the player in the game</text:p>
            </text:list-item>
            <text:list-item>
              <text:p text:style-name="P26">Advanced class architecture</text:p>
              <text:list>
                <text:list-item>
                  <text:p text:style-name="P26">Determines spells/abilities/stats</text:p>
                </text:list-item>
                <text:list-item>
                  <text:p text:style-name="P26">Determines items/starting objectives</text:p>
                </text:list-item>
              </text:list>
            </text:list-item>
          </text:list>
        </text:list-item>
        <text:list-item>
          <text:p text:style-name="P26">Crafting</text:p>
          <text:list>
            <text:list-item>
              <text:p text:style-name="P26">Players are allowed three crafting types</text:p>
            </text:list-item>
            <text:list-item>
              <text:p text:style-name="P26">Various crafting types would be Blacksmith, etc.</text:p>
            </text:list-item>
            <text:list-item>
              <text:p text:style-name="P26">To start/improve a crafting level a player spends money to upgrade</text:p>
            </text:list-item>
            <text:list-item>
              <text:p text:style-name="P26">Based on a player’s level, item plans can be bought</text:p>
            </text:list-item>
          </text:list>
        </text:list-item>
        <text:list-item>
          <text:p text:style-name="P26">Quests</text:p>
          <text:list>
            <text:list-item>
              <text:p text:style-name="P26">Core component of the game’s structure, leveling, and player experience</text:p>
            </text:list-item>
            <text:list-item>
              <text:p text:style-name="P26">Very intricate guidance on the map, (Shows player where to find enemies to kill, indicates where people to talk to are, and other quest components) </text:p>
            </text:list-item>
            <text:list-item>
              <text:p text:style-name="P26">Developed to handle vast amounts of quests simultaneously </text:p>
            </text:list-item>
            <text:list-item>
              <text:p text:style-name="P26">Awards include an array of money, items based on the player, and experience.</text:p>
            </text:list-item>
            <text:list-item>
              <text:p text:style-name="P26">Quests sometimes allow the player to choose the award.</text:p>
            </text:list-item>
          </text:list>
        </text:list-item>
      </text:list>
      <text:h text:style-name="P34" text:outline-level="10"><text:bookmark text:name="h.r1fx0vcol0vj"/>Ultima Online(Tim)</text:h>
      <text:list xml:id="list415" text:style-name="LS24">
        <text:list-item>
          <text:p text:style-name="P26">World interaction</text:p>
          <text:list>
            <text:list-item>
              <text:p text:style-name="P26">Grid based system</text:p>
            </text:list-item>
            <text:list-item>
              <text:p text:style-name="P26">Arrow keys move between grid spaces</text:p>
            </text:list-item>
            <text:list-item>
              <text:p text:style-name="P26">Interaction occurs between them</text:p>
            </text:list-item>
            <text:list-item>
              <text:p text:style-name="P26">Player speech occurs through text over player’s head</text:p>
            </text:list-item>
          </text:list>
        </text:list-item>
        <text:list-item>
          <text:p text:style-name="P26">Classes</text:p>
          <text:list>
            <text:list-item>
              <text:p text:style-name="P26">Character broken into multiple professions</text:p>
            </text:list-item>
            <text:list-item>
              <text:p text:style-name="P26">Interesting because crafting/classes meshed together</text:p>
            </text:list-item>
            <text:list-item>
              <text:p text:style-name="P26">Samourai, Warrior, and Blacksmith are various examples of the range of professions a player can start as</text:p>
            </text:list-item>
            <text:list-item>
              <text:p text:style-name="P26">Determines where you start, and what stats you start with</text:p>
            </text:list-item>
          </text:list>
        </text:list-item>
        <text:list-item>
          <text:p text:style-name="P26">Inventory</text:p>
          <text:list>
            <text:list-item>
              <text:p text:style-name="P26">Place items in bag space, various items are various sizes</text:p>
            </text:list-item>
            <text:list-item>
              <text:p text:style-name="P26">Limited</text:p>
            </text:list-item>
            <text:list-item>
              <text:p text:style-name="P26">Crucial for crafting</text:p>
            </text:list-item>
          </text:list>
        </text:list-item>
        <text:list-item>
          <text:p text:style-name="P26">Crafting</text:p>
          <text:list>
            <text:list-item>
              <text:p text:style-name="P26">Wide range of things to craft in various ways</text:p>
            </text:list-item>
            <text:list-item>
              <text:p text:style-name="P26">Provides a gathering/crafting mechanic to the game</text:p>
            </text:list-item>
            <text:list-item>
              <text:p text:style-name="P26"><text:soft-page-break/>Intricate/vast amount of crafting options</text:p>
            </text:list-item>
          </text:list>
        </text:list-item>
        <text:list-item>
          <text:p text:style-name="P26">Combat</text:p>
          <text:list>
            <text:list-item>
              <text:p text:style-name="P26">Several stats effect combat</text:p>
            </text:list-item>
            <text:list-item>
              <text:p text:style-name="P26">Level/armor/weapon determines combat ability</text:p>
            </text:list-item>
            <text:list-item>
              <text:p text:style-name="P26">Combat crucial for leveling and gaining materials</text:p>
            </text:list-item>
          </text:list>
        </text:list-item>
      </text:list>
      <text:h text:style-name="P34" text:outline-level="10"><text:bookmark text:name="h.y38g38v2wrpj"/>Diablo 3 (Tim)</text:h>
      <text:list xml:id="list832975193" text:style-name="LS25">
        <text:list-item>
          <text:p text:style-name="P27">Story Driven System</text:p>
          <text:list>
            <text:list-item>
              <text:p text:style-name="P27">The character progresses along a linear path through the story</text:p>
            </text:list-item>
            <text:list-item>
              <text:p text:style-name="P27">Four difficulty levels, moving from one level to the next</text:p>
            </text:list-item>
            <text:list-item>
              <text:p text:style-name="P27">Each level increases difficulty and allows for more monster drops</text:p>
            </text:list-item>
          </text:list>
        </text:list-item>
        <text:list-item>
          <text:p text:style-name="P27">Town</text:p>
          <text:list>
            <text:list-item>
              <text:p text:style-name="P27">Player returns to town for various tasks</text:p>
            </text:list-item>
            <text:list-item>
              <text:p text:style-name="P27">Town portal to quickly access the town</text:p>
            </text:list-item>
            <text:list-item>
              <text:p text:style-name="P27">Provides access to various components of the game</text:p>
              <text:list>
                <text:list-item>
                  <text:p text:style-name="P27">Jeweler for combining/unsocketing gems</text:p>
                </text:list-item>
                <text:list-item>
                  <text:p text:style-name="P27">Blacksmith for crafting/salvaging items</text:p>
                </text:list-item>
                <text:list-item>
                  <text:p text:style-name="P27">Merchant for selling/purchasing items</text:p>
                </text:list-item>
                <text:list-item>
                  <text:p text:style-name="P27">Each component levels to access more within their respective tasks</text:p>
                </text:list-item>
                <text:list-item>
                  <text:p text:style-name="P27">Component levels linked to all of a player’s characters</text:p>
                </text:list-item>
              </text:list>
            </text:list-item>
          </text:list>
        </text:list-item>
        <text:list-item>
          <text:p text:style-name="P27">Character components</text:p>
          <text:list>
            <text:list-item>
              <text:p text:style-name="P27">Five classes for character to play</text:p>
            </text:list-item>
            <text:list-item>
              <text:p text:style-name="P27">Each character type has</text:p>
              <text:list>
                <text:list-item>
                  <text:p text:style-name="P27">Six ability slots (Left/Right, 1-4) to choose from several abilities</text:p>
                </text:list-item>
                <text:list-item>
                  <text:p text:style-name="P27">Three passive skills</text:p>
                </text:list-item>
                <text:list-item>
                  <text:p text:style-name="P27">An important stat that increases damage</text:p>
                </text:list-item>
                <text:list-item>
                  <text:p text:style-name="P27">Special items to use</text:p>
                </text:list-item>
                <text:list-item>
                  <text:p text:style-name="P27">Different play styles</text:p>
                </text:list-item>
              </text:list>
            </text:list-item>
          </text:list>
        </text:list-item>
        <text:list-item>
          <text:p text:style-name="P27">Armor/Weapon system</text:p>
          <text:list>
            <text:list-item>
              <text:p text:style-name="P27">Weapons/Armor come in various forms: Broken, Normal, Magical, Rare, and Legendary</text:p>
            </text:list-item>
            <text:list-item>
              <text:p text:style-name="P27">Each item comes with a damage/armor value, plus several boosts</text:p>
              <text:list>
                <text:list-item>
                  <text:p text:style-name="P27">Boosts to stats like Intelligence</text:p>
                </text:list-item>
                <text:list-item>
                  <text:p text:style-name="P27">Boosts to health regeneration, health from globes, health from hitting enemies</text:p>
                </text:list-item>
                <text:list-item>
                  <text:p text:style-name="P27">Boosts to experience gain</text:p>
                </text:list-item>
              </text:list>
            </text:list-item>
            <text:list-item>
              <text:p text:style-name="P27">Armor/Weapons can be improved by gems</text:p>
              <text:list>
                <text:list-item>
                  <text:p text:style-name="P27">Gems come in four types with various improvements</text:p>
                </text:list-item>
                <text:list-item>
                  <text:p text:style-name="P27">About 20 levels of gems, the higher the level the stronger the bonuses</text:p>
                </text:list-item>
                <text:list-item>
                  <text:p text:style-name="P27">Lower level gems can be crafted together to make a higher level gem</text:p>
                </text:list-item>
                <text:list-item>
                  <text:p text:style-name="P27">Gems can be placed in item socket locations</text:p>
                </text:list-item>
              </text:list>
            </text:list-item>
          </text:list>
        </text:list-item>
        <text:list-item>
          <text:p text:style-name="P27">Achievements</text:p>
          <text:list>
            <text:list-item>
              <text:p text:style-name="P27">Exceptional accomplishments within the storyline gives an achievement</text:p>
            </text:list-item>
            <text:list-item>
              <text:p text:style-name="P27">Tomes provide information on characters in the story, sets provide achievements</text:p>
            </text:list-item>
          </text:list>
        </text:list-item>
        <text:list-item>
          <text:p text:style-name="P27"><text:soft-page-break/>Multiplayer</text:p>
          <text:list>
            <text:list-item>
              <text:p text:style-name="P27">Up to four player can play as a team together</text:p>
            </text:list-item>
            <text:list-item>
              <text:p text:style-name="P27">Scales monsters based on the number of players</text:p>
            </text:list-item>
            <text:list-item>
              <text:p text:style-name="P27">Drops items/gold individually for each player</text:p>
            </text:list-item>
          </text:list>
        </text:list-item>
      </text:list>
      <text:h text:style-name="P34" text:outline-level="10"><text:bookmark text:name="h.9l2x741pzjvu"/>The Witcher(AJ)</text:h>
      <text:list xml:id="list1487827555" text:style-name="LS26">
        <text:list-item>
          <text:p text:style-name="P28">Fighting Styles</text:p>
          <text:list>
            <text:list-item>
              <text:p text:style-name="P28">Can be switched between at any point in game, especially combat</text:p>
            </text:list-item>
            <text:list-item>
              <text:p text:style-name="P28">Quick</text:p>
              <text:list>
                <text:list-item>
                  <text:p text:style-name="P28">fast, less-damaging attacks, higher chance to hit</text:p>
                </text:list-item>
              </text:list>
            </text:list-item>
            <text:list-item>
              <text:p text:style-name="P28">Heavy</text:p>
              <text:list>
                <text:list-item>
                  <text:p text:style-name="P28">more damage, slower attacks, low chance to hit</text:p>
                </text:list-item>
              </text:list>
            </text:list-item>
            <text:list-item>
              <text:p text:style-name="P28">Group</text:p>
              <text:list>
                <text:list-item>
                  <text:p text:style-name="P28">Big Sweeping attacks designed to hit many enemies if the player is surrounded</text:p>
                </text:list-item>
              </text:list>
            </text:list-item>
          </text:list>
        </text:list-item>
        <text:list-item>
          <text:p text:style-name="P28">Weapons</text:p>
          <text:list>
            <text:list-item>
              <text:p text:style-name="P28">Silver Sword</text:p>
              <text:list>
                <text:list-item>
                  <text:p text:style-name="P28">great against supernatural enemies</text:p>
                </text:list-item>
              </text:list>
            </text:list-item>
            <text:list-item>
              <text:p text:style-name="P28">Steel Sword</text:p>
              <text:list>
                <text:list-item>
                  <text:p text:style-name="P28">great against humanoid enemies</text:p>
                </text:list-item>
              </text:list>
            </text:list-item>
          </text:list>
        </text:list-item>
        <text:list-item>
          <text:p text:style-name="P28">Alchemy</text:p>
          <text:list>
            <text:list-item>
              <text:p text:style-name="P28">major portion of game</text:p>
            </text:list-item>
            <text:list-item>
              <text:p text:style-name="P28">experimentation possible with good or bad side effects (find useful potion, almost kill self by mixing wrong ingredients)</text:p>
            </text:list-item>
            <text:list-item>
              <text:p text:style-name="P28">player can make potions to give:</text:p>
              <text:list>
                <text:list-item>
                  <text:p text:style-name="P28">stealth</text:p>
                </text:list-item>
                <text:list-item>
                  <text:p text:style-name="P28">nightvision</text:p>
                </text:list-item>
                <text:list-item>
                  <text:p text:style-name="P28">health</text:p>
                </text:list-item>
              </text:list>
            </text:list-item>
          </text:list>
        </text:list-item>
        <text:list-item>
          <text:p text:style-name="P28">Time Delayed Decision-Consequence System</text:p>
          <text:list>
            <text:list-item>
              <text:p text:style-name="P28">gray morality system (no choice is obviously good or bad, just a option)</text:p>
            </text:list-item>
            <text:list-item>
              <text:p text:style-name="P28">decisions do not come into play in the game until many hours later in the game, bypassing the issue of reloading saves to be a “good” character.</text:p>
            </text:list-item>
            <text:list-item>
              <text:p text:style-name="P28">leads to great replayability, as one action can change what the player is doing 30 hours later</text:p>
            </text:list-item>
          </text:list>
        </text:list-item>
      </text:list>
      <text:h text:style-name="P34" text:outline-level="10"><text:bookmark text:name="h.2mjbr4b40dzt"/>Fable(AJ)</text:h>
      <text:list xml:id="list117690777" text:style-name="LS27">
        <text:list-item>
          <text:p text:style-name="P29">Quests</text:p>
          <text:list>
            <text:list-item>
              <text:p text:style-name="P29">EIther Side quest/Main quest denoted through being silver or gold respectively</text:p>
            </text:list-item>
            <text:list-item>
              <text:p text:style-name="P29">side quests can be completed in any order/time, <text:s/>nut most have a good.evil way of completing them, can only choose one of those</text:p>
            </text:list-item>
          </text:list>
        </text:list-item>
        <text:list-item>
          <text:p text:style-name="P29">Player Progression</text:p>
          <text:list>
            <text:list-item>
              <text:p text:style-name="P29">Player earns 4 types of experience, General, Str, Skill, Will</text:p>
            </text:list-item>
            <text:list-item>
              <text:p text:style-name="P29"><text:soft-page-break/>General = always earned when doing stuff, can be used to increase any abilities</text:p>
            </text:list-item>
            <text:list-item>
              <text:p text:style-name="P29">Strength = earned through melee attacking, blocking ,etc, can only be used in its own category for Physique (Strength Modifier), Health, Toughness (damage reduction modifier)</text:p>
            </text:list-item>
            <text:list-item>
              <text:p text:style-name="P29">Skill = earned through ranged attacking, can be used in its own category for Speed(for attacking), Accuracy (for ranged attacking), Guile(Stealing, Sneaking)</text:p>
            </text:list-item>
            <text:list-item>
              <text:p text:style-name="P29">Will = earned through spellcasting can be used for its own category for Attack Spells, Surround Spells, Physical Spells</text:p>
            </text:list-item>
          </text:list>
        </text:list-item>
        <text:list-item>
          <text:p text:style-name="P29">Renown</text:p>
          <text:list>
            <text:list-item>
              <text:p text:style-name="P29">gained through completing quests</text:p>
            </text:list-item>
            <text:list-item>
              <text:p text:style-name="P29">citizens in the world are more impressed/know more about you/fall in love with you/etc.</text:p>
            </text:list-item>
          </text:list>
        </text:list-item>
        <text:list-item>
          <text:p text:style-name="P29">Alignment</text:p>
          <text:list>
            <text:list-item>
              <text:p text:style-name="P29">a number that determines how good or evil your character is</text:p>
            </text:list-item>
            <text:list-item>
              <text:p text:style-name="P29">doing good actions increase the number</text:p>
            </text:list-item>
            <text:list-item>
              <text:p text:style-name="P29">bad action decreases the number</text:p>
            </text:list-item>
            <text:list-item>
              <text:p text:style-name="P29">will change player look (good = angle wings, halo, etc. bad = horn, red eyes, etc.)</text:p>
            </text:list-item>
          </text:list>
        </text:list-item>
      </text:list>
      <text:h text:style-name="P34" text:outline-level="10"><text:bookmark text:name="h.ph3f50vcnwbx"/>Earthbound (Piper)</text:h>
      <text:list xml:id="list124537758" text:style-name="LS28">
        <text:list-item>
          <text:p text:style-name="P30">World</text:p>
          <text:list>
            <text:list-item>
              <text:p text:style-name="P30">Player controls a party of characters</text:p>
            </text:list-item>
            <text:list-item>
              <text:p text:style-name="P30">Travel through cities, towns, villages and dungeons</text:p>
            </text:list-item>
            <text:list-item>
              <text:p text:style-name="P30">Doesn’t use an overworld map</text:p>
              <text:list>
                <text:list-item>
                  <text:p text:style-name="P30">Entire world is completely seamless and connected</text:p>
                </text:list-item>
              </text:list>
            </text:list-item>
            <text:list-item>
              <text:p text:style-name="P30">As party gets stronger, weaker enemy battles are actually completely skipped, and weaker monsters will actually flee from the party</text:p>
            </text:list-item>
            <text:list-item>
              <text:p text:style-name="P30">As opposed to the traditional top-down or isometric perspective, <text:span text:style-name="T2">EarthBound</text:span> uses oblique projection</text:p>
            </text:list-item>
          </text:list>
        </text:list-item>
        <text:list-item>
          <text:p text:style-name="P30">Combat:</text:p>
          <text:list>
            <text:list-item>
              <text:p text:style-name="P30">No random enemy encounters</text:p>
            </text:list-item>
            <text:list-item>
              <text:p text:style-name="P30">Each battle that is won, Ness’ father deposits some money into Ness’ account which can be used to purchase items</text:p>
            </text:list-item>
            <text:list-item>
              <text:p text:style-name="P30">If the player loses a battle, half of the money is lost, and the party returns to a previous save point</text:p>
            </text:list-item>
            <text:list-item>
              <text:p text:style-name="P30">Chance a player will receive an item after defeating an enemy</text:p>
            </text:list-item>
            <text:list-item>
              <text:p text:style-name="P30">Player can Attack, Heal, Run, Spy (reveals the weaknesses of the enemy), and Mirror (copies an enemy)</text:p>
            </text:list-item>
            <text:list-item>
              <text:p text:style-name="P30">Can also use Psi Attacks which cost Psychic Points</text:p>
            </text:list-item>
            <text:list-item>
              <text:p text:style-name="P30">Player has 1st strike priority if he sneaks up behind enemy before battle</text:p>
            </text:list-item>
            <text:list-item>
              <text:p text:style-name="P30">XP is won from battles</text:p>
              <text:list>
                <text:list-item>
                  <text:p text:style-name="P30">If enough XP is earned, the player will level up</text:p>
                  <text:list>
                    <text:list-item>
                      <text:p text:style-name="P30">Leveling up increases Health Points (HP)</text:p>
                    </text:list-item>
                    <text:list-item>
                      <text:p text:style-name="P30">Leveling up increases Psychic Points (PP)</text:p>
                    </text:list-item>
                  </text:list>
                </text:list-item>
              </text:list>
            </text:list-item>
          </text:list>
        </text:list-item>
      </text:list>
      <text:h text:style-name="P34" text:outline-level="10"><text:bookmark text:name="h.nowofa8tgx5o"/><text:soft-page-break/>Final Fantasy: Tactics (oddshocks)</text:h>
      <text:list xml:id="list969589403" text:style-name="LS29">
        <text:list-item>
          <text:p text:style-name="P31">Goal is story-based and the player progresses by defeating storyline missions</text:p>
          <text:list>
            <text:list-item>
              <text:p text:style-name="P31">Many missions are optional but completing every mission grants rewards</text:p>
            </text:list-item>
          </text:list>
        </text:list-item>
        <text:list-item>
          <text:p text:style-name="P31">Player represents one character but controls all characters on his side during battle and also makes all out-of-battle decisions with regard to item management and character advancements</text:p>
        </text:list-item>
        <text:list-item>
          <text:p text:style-name="P31">Player acquires new characters for his group through story progression, each of which has a Job, which is the game’s class mechanic</text:p>
          <text:list>
            <text:list-item>
              <text:p text:style-name="P31">Characters gain Experience Points and Job Points through combat which allow them to advance</text:p>
              <text:list>
                <text:list-item>
                  <text:p text:style-name="P31">Job points can be used to learn special abilities in one’s job and to advance in that job</text:p>
                </text:list-item>
              </text:list>
            </text:list-item>
            <text:list-item>
              <text:p text:style-name="P31">The player can change the characters’ jobs and unlock new jobs by advancing in ones “lower on the tree”, as it were</text:p>
            </text:list-item>
            <text:list-item>
              <text:p text:style-name="P31">The currently selected job determines the character’s currently available base abilities, but he has access to special abilities of any job in which he has experience</text:p>
            </text:list-item>
          </text:list>
        </text:list-item>
        <text:list-item>
          <text:p text:style-name="P31">Battles occur in a turn-based manner on 3D isometric grids on which combatants can move</text:p>
          <text:list>
            <text:list-item>
              <text:p text:style-name="P31">When a unit’s CP reaches 100 or more, it may select an action</text:p>
            </text:list-item>
          </text:list>
        </text:list-item>
        <text:list-item>
          <text:p text:style-name="P31">Movement on the map consists of moving node-to-node,perhaps having an encounter or reaching a town</text:p>
          <text:list>
            <text:list-item>
              <text:p text:style-name="P31">In towns, the player can take sidequests, buy and sell equipment, and recruit new characters</text:p>
            </text:list-item>
          </text:list>
        </text:list-item>
      </text:list>
      <text:h text:style-name="P34" text:outline-level="10"><text:bookmark text:name="h.qv5sh2a3juu8"/>The Mana World (oddshocks)</text:h>
      <text:p text:style-name="P1">The Mana World is a cross-platform F2P MMORPG under the GNU GPL.</text:p>
      <text:list xml:id="list1980857636" text:style-name="LS30">
        <text:list-item>
          <text:p text:style-name="P32">Player is given suggestions on direction from the start of the game</text:p>
          <text:list>
            <text:list-item>
              <text:p text:style-name="P32">NPC speech gives the player an idea what his goals should be</text:p>
            </text:list-item>
            <text:list-item>
              <text:p text:style-name="P32">Generally, progression through the games areas feels like advancement, as does improving your character</text:p>
            </text:list-item>
          </text:list>
        </text:list-item>
        <text:list-item>
          <text:p text:style-name="P32">Character is improved through quest completion and tick-based, real time combat (view does not change, player moves up to enemy, but attacks are back-and-forth)</text:p>
        </text:list-item>
        <text:list-item>
          <text:p text:style-name="P32">Enemies drop equipment and crafting materials</text:p>
        </text:list-item>
        <text:list-item>
          <text:p text:style-name="P32">NPCs scattered all about give various tasks to the player, many times connecting NPCs together and developing the lore of the game</text:p>
        </text:list-item>
        <text:list-item>
          <text:p text:style-name="P32">Upon gaining a level, player allocates points to various attributes which affect secondary stats like defense and crit chance</text:p>
        </text:list-item>
        <text:list-item>
          <text:p text:style-name="P32">Dialog trees for NPC conversation</text:p>
        </text:list-item>
        <text:list-item>
          <text:p text:style-name="P32">Player is not guided by the game, only the NPCs -- players must figure many things out for their own, creating a sense of discove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8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8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8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bullet text:level="1" text:style-name="List2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/>
    <meta:editing-cycles>1</meta:editing-cycles>
    <meta:document-statistic meta:table-count="0" meta:image-count="0" meta:object-count="0" meta:page-count="17" meta:paragraph-count="587" meta:word-count="5360" meta:character-count="29892" meta:non-whitespace-character-count="25665"/>
  </office:meta>
</office:document-meta>
</file>